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ENGIFO REATEGUI, WILFRED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ORAL SAAVEDRA LEND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RENGIFO RABINES ROSA DE JESU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1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0895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2:41:3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